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4201538401552320951"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1510257150908909302"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7557522303787381971"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6136740128305342769"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4T14:36:25.30</dc:date>
    <dc:creator>James Lombardi</dc:creator>
    <meta:editing-duration>P1DT21H36M15S</meta:editing-duration>
    <meta:editing-cycles>256</meta:editing-cycles>
    <meta:generator>OpenOffice/4.1.2$Win32 OpenOffice.org_project/412m3$Build-9782</meta:generator>
    <meta:document-statistic meta:table-count="0" meta:image-count="0" meta:object-count="0" meta:page-count="39" meta:paragraph-count="1032" meta:word-count="11277" meta:character-count="55415"/>
  </office:meta>
</office:document-meta>
</file>